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2de6db" style:font-size-asian="16pt" style:font-size-complex="16pt"/>
    </style:style>
    <style:style style:name="P2" style:family="paragraph" style:parent-style-name="Standard">
      <style:text-properties style:font-name="Courier 10 Pitch" fo:font-size="16pt" officeooo:rsid="00045ea4" officeooo:paragraph-rsid="002fb0e0" style:font-size-asian="16pt" style:font-size-complex="16pt"/>
    </style:style>
    <style:style style:name="P3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4" style:family="paragraph" style:parent-style-name="Standard">
      <style:text-properties style:font-name="Courier 10 Pitch" fo:font-size="16pt" officeooo:rsid="00045ea4" officeooo:paragraph-rsid="00307011" style:font-size-asian="16pt" style:font-size-complex="16pt"/>
    </style:style>
    <style:style style:name="P5" style:family="paragraph" style:parent-style-name="Text_20_body">
      <style:text-properties officeooo:rsid="000f59fb" officeooo:paragraph-rsid="002de6db"/>
    </style:style>
    <style:style style:name="P6" style:family="paragraph" style:parent-style-name="Text_20_body">
      <style:text-properties officeooo:paragraph-rsid="002de6db"/>
    </style:style>
    <style:style style:name="P7" style:family="paragraph" style:parent-style-name="Text_20_body">
      <style:text-properties officeooo:rsid="0025665b" officeooo:paragraph-rsid="002e3915"/>
    </style:style>
    <style:style style:name="P8" style:family="paragraph" style:parent-style-name="Text_20_body">
      <style:text-properties officeooo:rsid="00087423" officeooo:paragraph-rsid="002fb0e0"/>
    </style:style>
    <style:style style:name="P9" style:family="paragraph" style:parent-style-name="Text_20_body">
      <style:text-properties officeooo:paragraph-rsid="00303d2b"/>
    </style:style>
    <style:style style:name="P10" style:family="paragraph" style:parent-style-name="Text_20_body">
      <style:text-properties officeooo:rsid="001c6891" officeooo:paragraph-rsid="00307011"/>
    </style:style>
    <style:style style:name="P11" style:family="paragraph" style:parent-style-name="Heading_20_1" style:master-page-name="Right_20_Page">
      <style:paragraph-properties style:page-number="auto"/>
      <style:text-properties officeooo:rsid="000aca01" officeooo:paragraph-rsid="00307011"/>
    </style:style>
    <style:style style:name="P12" style:family="paragraph" style:parent-style-name="Heading_20_3">
      <style:text-properties officeooo:paragraph-rsid="002de6db"/>
    </style:style>
    <style:style style:name="P13" style:family="paragraph" style:parent-style-name="Heading_20_3">
      <style:text-properties officeooo:paragraph-rsid="002e3915"/>
    </style:style>
    <style:style style:name="P14" style:family="paragraph" style:parent-style-name="Heading_20_3">
      <style:text-properties officeooo:paragraph-rsid="002fb0e0"/>
    </style:style>
    <style:style style:name="P15" style:family="paragraph" style:parent-style-name="Heading_20_3">
      <style:text-properties officeooo:paragraph-rsid="00303d2b"/>
    </style:style>
    <style:style style:name="P16" style:family="paragraph" style:parent-style-name="Heading_20_3">
      <style:text-properties officeooo:paragraph-rsid="00307011"/>
    </style:style>
    <style:style style:name="P17" style:family="paragraph" style:parent-style-name="Heading_20_3">
      <style:paragraph-properties fo:break-before="page"/>
      <style:text-properties officeooo:rsid="0008f0b2" officeooo:paragraph-rsid="002de6db"/>
    </style:style>
    <style:style style:name="P18" style:family="paragraph" style:parent-style-name="Heading_20_3">
      <style:paragraph-properties fo:break-before="page"/>
      <style:text-properties officeooo:rsid="0025665b" officeooo:paragraph-rsid="002e3915"/>
    </style:style>
    <style:style style:name="P19" style:family="paragraph" style:parent-style-name="Heading_20_3">
      <style:paragraph-properties fo:break-before="page"/>
      <style:text-properties officeooo:rsid="00087423" officeooo:paragraph-rsid="002fb0e0"/>
    </style:style>
    <style:style style:name="P20" style:family="paragraph" style:parent-style-name="Heading_20_3">
      <style:paragraph-properties fo:break-before="page"/>
      <style:text-properties officeooo:paragraph-rsid="00303d2b"/>
    </style:style>
    <style:style style:name="P21" style:family="paragraph" style:parent-style-name="Heading_20_3">
      <style:paragraph-properties fo:break-before="page"/>
      <style:text-properties officeooo:rsid="001c6891" officeooo:paragraph-rsid="00307011"/>
    </style:style>
    <style:style style:name="T1" style:family="text">
      <style:text-properties officeooo:rsid="000f14e3"/>
    </style:style>
    <style:style style:name="T2" style:family="text">
      <style:text-properties officeooo:rsid="0025665b"/>
    </style:style>
    <style:style style:name="T3" style:family="text">
      <style:text-properties officeooo:rsid="0026f99a"/>
    </style:style>
    <style:style style:name="T4" style:family="text">
      <style:text-properties officeooo:rsid="0025582f"/>
    </style:style>
    <style:style style:name="T5" style:family="text">
      <style:text-properties officeooo:rsid="001dad2a"/>
    </style:style>
    <style:style style:name="T6" style:family="text">
      <style:text-properties officeooo:rsid="000f59fb"/>
    </style:style>
    <style:style style:name="T7" style:family="text">
      <style:text-properties officeooo:rsid="002e3915"/>
    </style:style>
    <style:style style:name="T8" style:family="text">
      <style:text-properties officeooo:rsid="0008f0b2"/>
    </style:style>
    <style:style style:name="T9" style:family="text">
      <style:text-properties officeooo:rsid="001c68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5">Hasn’t Hit Me Yet</text:span></text:h>
      <text:h text:style-name="Heading_20_2" text:outline-level="2">(<text:span text:style-name="T6">Blue Rodeo</text:span>)</text:h>
      <text:p text:style-name="Text_20_body">Time Signature: <text:span text:style-name="T1">4</text:span>/4</text:p>
      <text:p text:style-name="Text_20_body">Chords: <text:span text:style-name="T5">A, C, D, Em, G</text:span></text:p>
      <text:p text:style-name="Text_20_body">Tempo: 1<text:span text:style-name="T5">3</text:span>0 - 1<text:span text:style-name="T5">5</text:span>0 BPM</text:p>
      <text:p text:style-name="P4"/>
      <text:h text:style-name="P21" text:outline-level="3">[INTRO]</text:h>
      <text:p text:style-name="P10">D D Em C <text:s text:c="3"/>x2</text:p>
      <text:h text:style-name="P16" text:outline-level="3">[VERSE 1]</text:h>
      <text:p text:style-name="P10">G <text:s text:c="18"/>D</text:p>
      <text:p text:style-name="P10">You say that you're leaving</text:p>
      <text:p text:style-name="P10"><text:s text:c="10"/>Em <text:s text:c="11"/>C</text:p>
      <text:p text:style-name="P10">Well that comes as no surprise</text:p>
      <text:p text:style-name="P10">G <text:s text:c="22"/>D</text:p>
      <text:p text:style-name="P10">Still I kinda like this feeling</text:p>
      <text:p text:style-name="P10"><text:s text:c="3"/>Em <text:s text:c="8"/>C G A</text:p>
      <text:p text:style-name="P10">Of being left behind</text:p>
      <text:p text:style-name="P10">G <text:s text:c="18"/>D</text:p>
      <text:p text:style-name="P10">Yea this ain’t nothin new to me</text:p>
      <text:p text:style-name="P10"><text:s text:c="10"/>Em <text:s text:c="11"/>C</text:p>
      <text:p text:style-name="P10">Well it's just like going home</text:p>
      <text:p text:style-name="P10">G <text:s text:c="22"/>D</text:p>
      <text:p text:style-name="P10">It's kinda like those sunsets</text:p>
      <text:p text:style-name="P10"><text:s text:c="5"/>Em <text:s text:c="10"/></text:p>
      <text:p text:style-name="P10">That leave you feeling</text:p>
      <text:p text:style-name="P10"><text:s text:c="3"/>C G A</text:p>
      <text:p text:style-name="P10">So stoned</text:p>
      <text:h text:style-name="P16" text:outline-level="3">[CHORUS]</text:h>
      <text:p text:style-name="P10">Em <text:s/>G <text:s text:c="13"/>D <text:s text:c="12"/>A</text:p>
      <text:p text:style-name="P10">Hey Hey I guess it hasn't hit me yet</text:p>
      <text:p text:style-name="P10">Em <text:s text:c="10"/>G</text:p>
      <text:p text:style-name="P10">I fell thru this crack</text:p>
      <text:p text:style-name="P10"><text:s text:c="3"/>D <text:s text:c="12"/>A</text:p>
      <text:p text:style-name="P10">And I kinda lost my head</text:p>
      <text:p text:style-name="P10">Em <text:s text:c="5"/>G</text:p>
      <text:p text:style-name="P10">I stand transfixed</text:p>
      <text:p text:style-name="P10">D <text:s text:c="15"/>A</text:p>
      <text:p text:style-name="P10">Before this street light</text:p>
      <text:p text:style-name="P10">Em <text:s text:c="10"/>G <text:s text:c="7"/></text:p>
      <text:p text:style-name="P10">Watching the snow fall</text:p>
      <text:p text:style-name="P10"><text:s text:c="8"/>D <text:s/>A</text:p>
      <text:p text:style-name="P10">on this co-old December night</text:p>
      <text:h text:style-name="P16" text:outline-level="3">[BRIDGE]</text:h>
      <text:p text:style-name="P10">D D Em C <text:s text:c="3"/>x2</text:p>
      <text:p text:style-name="P10"/>
      <text:h text:style-name="P16" text:outline-level="3"><text:soft-page-break/>[VERSE 2]</text:h>
      <text:p text:style-name="P10">G <text:s text:c="23"/>D</text:p>
      <text:p text:style-name="P10">Never thought this could happen</text:p>
      <text:p text:style-name="P10"><text:s text:c="10"/>Em <text:s text:c="14"/>C</text:p>
      <text:p text:style-name="P10">But somehow the feeling is gone</text:p>
      <text:p text:style-name="P10">G <text:s text:c="18"/>D</text:p>
      <text:p text:style-name="P10">You got sick of the patterns</text:p>
      <text:p text:style-name="P10"><text:s text:c="4"/>Em <text:s text:c="16"/>C G A</text:p>
      <text:p text:style-name="P10">And I got lost in this song</text:p>
      <text:h text:style-name="P16" text:outline-level="3">[CHORUS]</text:h>
      <text:p text:style-name="P10">Em <text:s/>G <text:s text:c="13"/>D <text:s text:c="12"/>A</text:p>
      <text:p text:style-name="P10">Hey Hey I guess it hasn't hit me yet</text:p>
      <text:p text:style-name="P10">Em <text:s text:c="10"/>G</text:p>
      <text:p text:style-name="P10">I fell thru this crack</text:p>
      <text:p text:style-name="P10"><text:s text:c="3"/>D <text:s text:c="12"/>A</text:p>
      <text:p text:style-name="P10">And I kinda lost my head</text:p>
      <text:p text:style-name="P10">Em <text:s text:c="5"/>G</text:p>
      <text:p text:style-name="P10">I stand transfixed</text:p>
      <text:p text:style-name="P10">D <text:s text:c="15"/>A</text:p>
      <text:p text:style-name="P10">Before this street light</text:p>
      <text:p text:style-name="P10">Em <text:s text:c="10"/>G <text:s text:c="7"/></text:p>
      <text:p text:style-name="P10">Watching the snow fall</text:p>
      <text:p text:style-name="P10"><text:s text:c="8"/>D <text:s/>A</text:p>
      <text:p text:style-name="P10">on this co-old December night</text:p>
      <text:h text:style-name="P16" text:outline-level="3">[BRIDGE]</text:h>
      <text:p text:style-name="P10">D D Em C <text:s text:c="3"/>x2</text:p>
      <text:h text:style-name="P16" text:outline-level="3">[CHORUS]</text:h>
      <text:p text:style-name="P10">Em <text:s/>G <text:s text:c="13"/>D <text:s text:c="12"/>A</text:p>
      <text:p text:style-name="P10">Hey Hey I guess it hasn't hit me yet</text:p>
      <text:p text:style-name="P10">Em <text:s text:c="10"/>G</text:p>
      <text:p text:style-name="P10">I fell thru this crack</text:p>
      <text:p text:style-name="P10"><text:s text:c="3"/>D <text:s text:c="12"/>A</text:p>
      <text:p text:style-name="P10">And I kinda lost my head</text:p>
      <text:p text:style-name="P10">Em <text:s text:c="5"/>G</text:p>
      <text:p text:style-name="P10">I stand transfixed</text:p>
      <text:p text:style-name="P10">D <text:s text:c="15"/>A</text:p>
      <text:p text:style-name="P10">Before this street light</text:p>
      <text:p text:style-name="P10">Em <text:s text:c="10"/>G <text:s text:c="7"/></text:p>
      <text:p text:style-name="P10">Watching the snow fall</text:p>
      <text:p text:style-name="P10"><text:s text:c="8"/>D <text:s text:c="3"/>A</text:p>
      <text:p text:style-name="P10">on this cold December night</text:p>
      <text:h text:style-name="P16" text:outline-level="3"><text:soft-page-break/>[VERSE 3]</text:h>
      <text:p text:style-name="P10">Em <text:s text:c="12"/>G <text:s text:c="13"/>D <text:s text:c="4"/>A....</text:p>
      <text:p text:style-name="P10">And out in the middle of Lake Ontario</text:p>
      <text:p text:style-name="P10"><text:s text:c="4"/>Em <text:s text:c="10"/>G</text:p>
      <text:p text:style-name="P10">The same snow is falling</text:p>
      <text:p text:style-name="P10"><text:s text:c="7"/>Em <text:s text:c="9"/>G</text:p>
      <text:p text:style-name="P10">On the deep silent water</text:p>
      <text:p text:style-name="P10"><text:s text:c="4"/>Em <text:s text:c="8"/>G</text:p>
      <text:p text:style-name="P10">The great dark wonder</text:p>
      <text:p text:style-name="P10">G <text:s text:c="7"/>D <text:s text:c="10"/>A</text:p>
      <text:p text:style-name="P10">Into the waves of my heart</text:p>
      <text:p text:style-name="P10">G <text:s text:c="7"/>D <text:s text:c="10"/>A</text:p>
      <text:p text:style-name="P10">Into the waves of my heart</text:p>
      <text:p text:style-name="P10">C</text:p>
      <text:p text:style-name="P10">of my heart</text:p>
      <text:h text:style-name="P16" text:outline-level="3">[<text:span text:style-name="T5">OUTRO</text:span>]</text:h>
      <text:p text:style-name="P10"><text:span text:style-name="T9">D D Em 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2M39S</meta:editing-duration>
    <meta:editing-cycles>34</meta:editing-cycles>
    <meta:generator>LibreOffice/4.3.3.2$Linux_X86_64 LibreOffice_project/430m0$Build-2</meta:generator>
    <dc:title>Lyrics + Chords</dc:title>
    <dc:date>2017-04-04T21:22:49.680871234</dc:date>
    <meta:print-date>2017-04-03T12:23:29.985893000</meta:print-date>
    <meta:document-statistic meta:table-count="0" meta:image-count="0" meta:object-count="0" meta:page-count="4" meta:paragraph-count="101" meta:word-count="361" meta:character-count="2072" meta:non-whitespace-character-count="116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